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23ff23"/>
    </style:style>
    <style:style style:name="T4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component architecture</presentation:footer-decl>
      <presentation:footer-decl presentation:name="ftr2">CMPTxxxx</presentation:footer-decl>
      <presentation:date-time-decl presentation:name="dtd1" presentation:source="fixed">7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OO Design: Component Architecture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7 Ma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 are components?</text:p>
          </draw:text-box>
        </draw:frame>
        <draw:frame presentation:style-name="pr5" draw:text-style-name="P3" draw:layer="layout" svg:width="25.199cm" svg:height="14.027cm" svg:x="1.4cm" svg:y="4.507cm" presentation:class="outline" presentation:user-transformed="true">
          <draw:text-box>
            <text:list text:style-name="L3">
              <text:list-item>
                <text:p text:style-name="P3">Pre-fabricated, <text:span text:style-name="T1">reusable</text:span> building <text:span text:style-name="T1">blocks</text:span> for software systems</text:p>
              </text:list-item>
            </text:list>
            <text:list text:style-name="L3">
              <text:list-item>
                <text:p text:style-name="P3">Allows for <text:span text:style-name="T1">rapid development</text:span> and consistent reuse</text:p>
              </text:list-item>
            </text:list>
            <text:list text:style-name="L3">
              <text:list-item>
                <text:p text:style-name="P3">They do not tie together <text:span text:style-name="T1">libraries</text:span> (chunks of code)</text:p>
              </text:list-item>
            </text:list>
            <text:list text:style-name="L3">
              <text:list-item>
                <text:list>
                  <text:list-item>
                    <text:p text:style-name="P4">But do <text:span text:style-name="T1">coordinate</text:span> running code (dynamic cooperation of live objects with active state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igger</text:span> than single objects, may be <text:span text:style-name="T1">combinable</text:span></text:p>
              </text:list-item>
            </text:list>
            <text:list text:style-name="L3">
              <text:list-item>
                <text:p text:style-name="P3">Relate “<text:span text:style-name="T1">peer-to-peer</text:span>” rather than in hierarchy</text:p>
              </text:list-item>
            </text:list>
            <text:list text:style-name="L3">
              <text:list-item>
                <text:p text:style-name="P3">May operate across a <text:span text:style-name="T1">suite</text:span> of applications</text:p>
              </text:list-item>
            </text:list>
            <text:list text:style-name="L3">
              <text:list-item>
                <text:list>
                  <text:list-item>
                    <text:p text:style-name="P4">To get <text:span text:style-name="T1">consistent</text:span> interfaces into those applic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Component concepts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pplications use a <text:span text:style-name="T1">palette</text:span> of components</text:p>
              </text:list-item>
            </text:list>
            <text:list text:style-name="L3">
              <text:list-item>
                <text:list>
                  <text:list-item>
                    <text:p text:style-name="P4">The programmer/user <text:span text:style-name="T1">composes</text:span> or “wires” them together to make a complete <text:span text:style-name="T1">application</text:span></text:p>
                  </text:list-item>
                </text:list>
              </text:list-item>
            </text:list>
            <text:list text:style-name="L3">
              <text:list-item>
                <text:p text:style-name="P3">Requires:</text:p>
              </text:list-item>
            </text:list>
            <text:list text:style-name="L3">
              <text:list-item>
                <text:list>
                  <text:list-item>
                    <text:p text:style-name="P4">Mechanisms for defining <text:span text:style-name="T1">new</text:span> 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ndard ways to specify component <text:span text:style-name="T1">interfa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component has “<text:span text:style-name="T1">hooks</text:span>” (methods) by which other components interact with it</text:p>
                  </text:list-item>
                </text:list>
              </text:list-item>
            </text:list>
            <text:list text:style-name="L3">
              <text:list-item>
                <text:p text:style-name="P3">Compare to <text:span text:style-name="T1">hardware</text:span> components:</text:p>
              </text:list-item>
            </text:list>
            <text:list text:style-name="L3">
              <text:list-item>
                <text:list>
                  <text:list-item>
                    <text:p text:style-name="P4">Transistors, integrated chips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Components vs. code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Hardware</text:span> components are black boxes with <text:span text:style-name="T1">spec</text:span> sheets: <text:span text:style-name="T1">wires</text:span> connect them together</text:p>
              </text:list-item>
            </text:list>
            <text:list text:style-name="L3">
              <text:list-item>
                <text:p text:style-name="P3"><text:span text:style-name="T1">Software</text:span> components are represented as black boxes with <text:span text:style-name="T1">interfaces</text:span>: you write <text:span text:style-name="T1">code</text:span> to connect them up</text:p>
              </text:list-item>
            </text:list>
            <text:list text:style-name="L3">
              <text:list-item>
                <text:p text:style-name="P3">Software companies may sell components as <text:span text:style-name="T1">binaries</text:span> (black boxes) with API <text:span text:style-name="T1">documentation</text:span></text:p>
              </text:list-item>
            </text:list>
            <text:list text:style-name="L3">
              <text:list-item>
                <text:list>
                  <text:list-item>
                    <text:p text:style-name="P4">Need not sell the actual <text:span text:style-name="T1">source</text:span>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.g., NVIDIA binary graphics drivers for Lin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.g., Scantron ClassClimate and myTWU port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Vocabulary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Components are <text:span text:style-name="T1">assembled</text:span> into containers</text:p>
              </text:list-item>
            </text:list>
            <text:list text:style-name="L3">
              <text:list-item>
                <text:list>
                  <text:list-item>
                    <text:p text:style-name="P4">The finished assembly constitutes the <text:span text:style-name="T1">application</text:span></text:p>
                  </text:list-item>
                </text:list>
              </text:list-item>
            </text:list>
            <text:list text:style-name="L3">
              <text:list-item>
                <text:p text:style-name="P3">May also take <text:span text:style-name="T1">document-centric </text:span>view:</text:p>
              </text:list-item>
            </text:list>
            <text:list text:style-name="L3">
              <text:list-item>
                <text:list>
                  <text:list-item>
                    <text:p text:style-name="P4">e.g., a <text:span text:style-name="T1">container</text:span> document may hold text, images, videos, buttons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diting</text:span> any item passes control to the appropriate component: text editor, image editor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<text:span text:style-name="T1">document</text:span> <text:span text:style-name="T2">is</text:span> the <text:span text:style-name="T1">application</text:span>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eer-to-peer</text:span>: no one component is “boss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6.019cm" svg:height="2.927cm" svg:x="1cm" svg:y="0.462cm" presentation:class="title" presentation:user-transformed="true">
          <draw:text-box>
            <text:p text:style-name="P1">Component-based development (CDB)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Delivering solutions by <text:span text:style-name="T1">building</text:span> or <text:span text:style-name="T1">buying</text:span> interoperable components</text:p>
              </text:list-item>
            </text:list>
            <text:list text:style-name="L3">
              <text:list-item>
                <text:p text:style-name="P3">Don't <text:span text:style-name="T1">reinvent</text:span> the wheel: <text:span text:style-name="T1">write</text:span> once, <text:span text:style-name="T1">deploy</text:span> many times at various levels (server, desktop, handheld, ...)</text:p>
              </text:list-item>
            </text:list>
            <text:list text:style-name="L3">
              <text:list-item>
                <text:p text:style-name="P3">Requires rigid adherence to software <text:span text:style-name="T1">infrastructure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ndard</text:span> way for components to work together</text:p>
                  </text:list-item>
                </text:list>
              </text:list-item>
            </text:list>
            <text:list text:style-name="L3">
              <text:list-item>
                <text:p text:style-name="P3">Fits naturally with <text:span text:style-name="T1">distributed</text:span>, multi-<text:span text:style-name="T1">language</text:span>, multi-<text:span text:style-name="T1">platform</text:span> heterogeneous environments:</text:p>
              </text:list-item>
            </text:list>
            <text:list text:style-name="L3">
              <text:list-item>
                <text:list>
                  <text:list-item>
                    <text:p text:style-name="P4">Don't care what <text:span text:style-name="T1">language</text:span> it's written 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n't care <text:span text:style-name="T1">where</text:span> it ru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Examples of component applications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ying together <text:span text:style-name="T1">departments</text:span> within a company (enterprise resource software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ccounting</text:span>, <text:span text:style-name="T3">invoicing</text:span>, <text:span text:style-name="T3">human resources</text:span></text:p>
                  </text:list-item>
                </text:list>
              </text:list-item>
            </text:list>
            <text:list text:style-name="L3">
              <text:list-item>
                <text:p text:style-name="P3">Leveraging rich, complex data types / <text:span text:style-name="T1">data stor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ata mining</text:span>, <text:span text:style-name="T3">pattern recognition</text:span>,<text:span text:style-name="T3"> image analysis,</text:span> <text:span text:style-name="T3">genomics</text:span>, <text:span text:style-name="T3">StatsCan</text:span>, ...</text:p>
                  </text:list-item>
                </text:list>
              </text:list-item>
            </text:list>
            <text:list text:style-name="L3">
              <text:list-item>
                <text:p text:style-name="P3">Adding <text:span text:style-name="T3">multimedia</text:span> to a field <text:span text:style-name="T1">salesperson's</text:span> laptop/handheld</text:p>
              </text:list-item>
            </text:list>
            <text:list text:style-name="L3">
              <text:list-item>
                <text:list>
                  <text:list-item>
                    <text:p text:style-name="P4">Interface to same <text:span text:style-name="T1">back-end</text:span> applications as at the head offic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Layering</text:p>
          </draw:text-box>
        </draw:frame>
        <draw:frame presentation:style-name="pr8" draw:text-style-name="P3" draw:layer="layout" svg:width="25.199cm" svg:height="14.727cm" svg:x="1.4cm" svg:y="4.507cm" presentation:class="outline" presentation:user-transformed="true">
          <draw:text-box>
            <text:list text:style-name="L3">
              <text:list-item>
                <text:p text:style-name="P3">Sometimes component architecture is deployed as “<text:span text:style-name="T1">middleware</text:span>”:</text:p>
              </text:list-item>
            </text:list>
            <text:list text:style-name="L3">
              <text:list-item>
                <text:list>
                  <text:list-item>
                    <text:p text:style-name="P4">A set of components that allow a variety of <text:span text:style-name="T1">database stores</text:span> or <text:span text:style-name="T1">applications</text:span> to be manipulated by a common <text:span text:style-name="T1">interface</text:span></text:p>
                  </text:list-item>
                </text:list>
              </text:list-item>
            </text:list>
            <text:list text:style-name="L3">
              <text:list-item>
                <text:p text:style-name="P3">Examples:</text:p>
              </text:list-item>
            </text:list>
            <text:list text:style-name="L3">
              <text:list-item>
                <text:list>
                  <text:list-item>
                    <text:p text:style-name="P4">Application <text:span text:style-name="T1">plug-in</text:span> interface: <text:span text:style-name="T3">Firefox</text:span>, <text:span text:style-name="T3">Photosh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APACK</text:span>/<text:span text:style-name="T3">BLAS</text:span>: standard library for <text:span text:style-name="T1">linear algeb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ctiveX</text:span>/<text:span text:style-name="T3">COM</text:span>: <text:span text:style-name="T1">interoperation</text:span> of MS appli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graphics, outlining, cut-and-paste, MS-SQ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JavaBeans</text:span>: components for <text:span text:style-name="T1">Java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Example: JavaBea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JavaBeans</text:span>: component architecture for Java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avaStudio</text:span>: environment to build Bea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ponents list which <text:span text:style-name="T1">features</text:span> (public methods, events, etc.) can be manipulated by the buil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rospection</text:span>: a “JavaBeans-enabled” builder tool examines Beans to see what features are expo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at events can a Bean <text:span text:style-name="T1">fire</text:span> (send) or <text:span text:style-name="T1">handle</text:span> (receiv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rag-and-drop</text:span> application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ersistence</text:span>: Beans can save/restore stat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Example: ODBC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Open DataBase Connectivity</text:span></text:p>
              </text:list-item>
            </text:list>
            <text:list text:style-name="L3">
              <text:list-item>
                <text:list>
                  <text:list-item>
                    <text:p text:style-name="P4">Standard <text:span text:style-name="T1">API</text:span> to many database systems:<text:span text:style-name="T3"><text:line-break/></text:span><text:span text:style-name="T3">MS-SQL, Oracle, DB/2, mySQL, PostgreSQL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plifies use of <text:span text:style-name="T1">standard</text:span> SQL comman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n also access <text:span text:style-name="T1">vendor-specific</text:span> command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oss-<text:span text:style-name="T1">platform</text:span>, cross-<text:span text:style-name="T1">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though <text:span text:style-name="T1">Java</text:span> also has its own: <text:span text:style-name="T3">JDB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Sybase ACA</text:span> (Architecture for Competitive Advantage): similar, using <text:span text:style-name="T4">Transact-SQ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3-07T15:11:19</meta:creation-date>
    <dc:creator>Sean Ho</dc:creator>
    <dc:date>2008-03-07T16:02:12</dc:date>
    <meta:editing-cycles>7</meta:editing-cycles>
    <meta:editing-duration>PT49M38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